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8695583A.png"/>
  <manifest:file-entry manifest:media-type="image/png" manifest:full-path="Pictures/10000000000003200000025830674E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-title">
      <style:graphic-properties draw:auto-grow-height="true" fo:min-height="3.751cm"/>
    </style:style>
    <style:style style:name="pr2" style:family="presentation" style:parent-style-name="forest-subtitle">
      <style:graphic-properties draw:fill-color="#ffffff" draw:auto-grow-height="true" fo:min-height="14.086cm"/>
    </style:style>
    <style:style style:name="pr3" style:family="presentation" style:parent-style-name="forest-notes">
      <style:graphic-properties draw:fill-color="#ffffff" draw:auto-grow-height="true" fo:min-height="12.572cm"/>
    </style:style>
    <style:style style:name="pr4" style:family="presentation" style:parent-style-name="forest-title">
      <style:graphic-properties fo:min-height="2.843cm"/>
    </style:style>
    <style:style style:name="pr5" style:family="presentation" style:parent-style-name="forest-outline1">
      <style:graphic-properties fo:min-height="14.086cm"/>
    </style:style>
    <style:style style:name="pr6" style:family="presentation" style:parent-style-name="forest-notes">
      <style:graphic-properties draw:fill-color="#ffffff" fo:min-height="12.572cm"/>
    </style:style>
    <style:style style:name="pr7" style:family="presentation" style:parent-style-name="forest-subtitle">
      <style:graphic-properties draw:fill-color="#ffffff" fo:min-height="17.499cm"/>
    </style:style>
    <style:style style:name="P1" style:family="paragraph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P2" style:family="paragraph">
      <style:text-properties fo:font-size="32pt"/>
    </style:style>
    <style:style style:name="P3" style:family="paragraph">
      <style:text-properties fo:font-family="'Times New Roman'" style:font-style-name="Italic" style:font-family-generic="roman" style:font-pitch="variable"/>
    </style:style>
    <style:style style:name="P4" style:family="paragraph">
      <style:text-properties fo:font-size="26.3999996185303pt"/>
    </style:style>
    <style:style style:name="P5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T2" style:family="text">
      <style:text-properties fo:font-family="'Times New Roman'" style:font-style-name="Italic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" presentation:presentation-page-layout-name="AL1T0">
        <office:forms form:automatic-focus="false" form:apply-design-mode="false"/>
        <draw:frame presentation:style-name="pr1" draw:text-style-name="P1" draw:layer="layout" svg:width="24.5cm" svg:height="3.751cm" svg:x="1.5cm" svg:y="1.778cm" presentation:class="title" presentation:user-transformed="true">
          <draw:text-box>
            <text:p><text:span text:style-name="T1">Hero Hotel</text:span></text:p>
          </draw:text-box>
        </draw:frame>
        <draw:frame presentation:style-name="pr2" draw:text-style-name="P2" draw:layer="layout" svg:width="24.5cm" svg:height="14.086cm" svg:x="1.5cm" svg:y="4.914cm" presentation:class="subtitle" presentation:user-transformed="true">
          <draw:text-box>
            <text:p>Chris Logsdon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>
          <draw:text-box>
            <text:p><text:span text:style-name="T2">SQL</text:span><text:tab/></text:p>
          </draw:text-box>
        </draw:frame>
        <draw:frame presentation:style-name="pr5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I created two databases, one a test data base, the other is my production database.</text:span></text:p>
              </text:list-item>
              <text:list-item>
                <text:p><text:span text:style-name="T2">Originally, I had separate queries for each part of my databases.</text:span></text:p>
              </text:list-item>
              <text:list-item>
                <text:p><text:span text:style-name="T2">I had done this in order to keep each part of the work, be it Inserts or tables, seperate in my own head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>
          <draw:text-box>
            <text:p><text:span text:style-name="T2">SQL</text:span><text:tab/></text:p>
          </draw:text-box>
        </draw:frame>
        <draw:frame presentation:style-name="pr5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The longer I worked on this, and my work with SQL for SuperHeroSightings and Buzz'z Bees familiarized me with SQL more than I had been previously. </text:span></text:p>
              </text:list-item>
              <text:list-item>
                <text:p><text:span text:style-name="T2">I created more bridge tables as they were needed for the many-to-many relationships</text:span></text:p>
              </text:list-item>
              <text:list-item>
                <text:p><text:span text:style-name="T2">I also added a table for guests, which a customer might bring along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>
          <draw:text-box>
            <text:p>Changes to Types</text:p>
          </draw:text-box>
        </draw:frame>
        <draw:frame presentation:style-name="pr5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 text:style-name="P3">I also incorporated other number types</text:p>
              </text:list-item>
              <text:list-item>
                <text:p text:style-name="P3">I started using fixed decimals that are unsigned for tax information, promotion percentages, prices</text:p>
              </text:list-item>
              <text:list-item>
                <text:p text:style-name="P3">Fixed is backwards compatible, which Java likes to be, and unsigned keeps the value from being negativ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>
          <draw:text-box>
            <text:p>SELECT</text:p>
          </draw:text-box>
        </draw:frame>
        <draw:frame presentation:style-name="pr5" draw:layer="layout" svg:width="24.5cm" svg:height="14.086cm" svg:x="1.5cm" svg:y="4.914cm" presentation:class="outline">
          <draw:text-box>
            <text:list text:style-name="L2">
              <text:list-item>
                <text:p>My Select statements work!</text:p>
              </text:list-item>
              <text:list-item>
                <text:p>I wanted to get more than three, and while I am on track to be able to use COUNT(*) to count how many times a promotion is used in all, I ran out of time (flex goal)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rest" presentation:presentation-page-layout-name="AL3T32">
        <office:forms form:automatic-focus="false" form:apply-design-mode="false"/>
        <draw:frame presentation:style-name="pr7" draw:text-style-name="P5" draw:layer="layout" svg:width="24.5cm" svg:height="17.499cm" svg:x="1.5cm" svg:y="1.5cm" presentation:class="subtitle">
          <draw:text-box>
            <text:p><text:span text:style-name="T3">Thank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rest" xlink:href="Pictures/10000000000003200000025830674ED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office:forms form:automatic-focus="false" form:apply-design-mode="false"/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7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Logsdon</meta:initial-creator>
    <meta:creation-date>2018-01-22T14:41:44.82</meta:creation-date>
    <meta:editing-duration>PT2H53M5S</meta:editing-duration>
    <meta:editing-cycles>14</meta:editing-cycles>
    <dc:date>2018-04-15T21:21:57.14</dc:date>
    <dc:creator>Chris Logsdon</dc:creator>
    <meta:generator>OpenOffice/4.1.4$Win32 OpenOffice.org_project/414m5$Build-9788</meta:generator>
    <meta:document-statistic meta:object-count="66"/>
  </office:meta>
</office:document-meta>
</file>